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version 1.3.1 alpha test release</text:p>
      <text:p text:style-name="P2">© 2002–2012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782054389"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475920321"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887806885"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2103085194"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294952822"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3.1, the built-in version will be hidden (to avoid confusion). If you uninstall version 1.3.1,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075971111"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345599154"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436006157"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430210550"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58859682" text:style-name="L10">
        <text:list-item>
          <text:p text:style-name="P21">Unzip <text:span text:style-name="Source_20_Text">writer2latex131alpha.zip</text:span> into some directory. This will create a subdirectory <text:span text:style-name="Source_20_Text">writer2latex13</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656279741" text:style-name="L11">
        <text:list-item>
          <text:p text:style-name="P22">Unzip <text:span text:style-name="Source_20_Text">writer2latex131alpha.zip</text:span> into some directory. This will create a subdirectory <text:span text:style-name="Source_20_Text">writer2latex13</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113350650"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ext:soft-page-break/>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ext:soft-page-break/>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027439506"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634106032"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455216774"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text:soft-page-break/>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1517666931"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347526047"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474999312"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833183956"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12</text:page-number></text:p>
      </style:header>
      <style:header-left>
        <text:p text:style-name="Header">Page <text:page-number text:select-page="current">1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nrik Just</meta:initial-creator>
    <meta:creation-date>2003-07-03T08:45:42</meta:creation-date>
    <dc:creator>Henrik Just</dc:creator>
    <dc:date>2012-03-13T09:38:34</dc:date>
    <meta:print-date>2004-06-29T10:09:33</meta:print-date>
    <dc:language>en-US</dc:language>
    <meta:editing-cycles>325</meta:editing-cycles>
    <meta:editing-duration>PT41H40M41S</meta:editing-duration>
    <meta:document-statistic meta:table-count="24" meta:image-count="1" meta:object-count="0" meta:page-count="45" meta:paragraph-count="1077" meta:word-count="12801" meta:character-count="84131"/>
    <meta:user-defined meta:name="Info 1"/>
    <meta:user-defined meta:name="Info 2"/>
    <meta:user-defined meta:name="Info 3"/>
    <meta:user-defined meta:name="Info 4"/>
  </office:meta>
</office:document-meta>
</file>